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6.509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과몰입금지</text:p>
          </table:table-cell>
          <table:table-cell table:style-name="ce19" office:value-type="string" calcext:value-type="string">
            <text:p>Love Too Easily</text:p>
          </table:table-cell>
          <table:table-cell table:style-name="ce19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인터렉티브 무비</text:p>
          </table:table-cell>
          <table:table-cell table:style-name="ce19" office:value-type="string" calcext:value-type="string">
            <text:p>Monster Guide inc.</text:p>
          </table:table-cell>
          <table:table-cell table:style-name="ce19" office:value-type="string" calcext:value-type="string">
            <text:p>MediBang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난중설화</text:p>
          </table:table-cell>
          <table:table-cell table:style-name="ce19" office:value-type="string" calcext:value-type="string">
            <text:p>The Tales of Imjin War</text:p>
          </table:table-cell>
          <table:table-cell table:style-name="ce19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벨트스크롤 액션 RPG</text:p>
          </table:table-cell>
          <table:table-cell table:number-columns-repeated="2" table:style-name="ce19" office:value-type="string" calcext:value-type="string">
            <text:p>Devmaru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네바에</text:p>
          </table:table-cell>
          <table:table-cell table:style-name="ce19" office:value-type="string" calcext:value-type="string">
            <text:p>Nevaeh</text:p>
          </table:table-cell>
          <table:table-cell table:style-name="ce19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퍼즐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시의 일기</text:p>
          </table:table-cell>
          <table:table-cell table:style-name="ce19" office:value-type="string" calcext:value-type="string">
            <text:p>Diary of Lucie</text:p>
          </table:table-cell>
          <table:table-cell table:style-name="ce19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</text:p>
          </table:table-cell>
          <table:table-cell table:number-columns-repeated="2" table:style-name="ce19" office:value-type="string" calcext:value-type="string">
            <text:p>Parange Projec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21 Days</text:p>
          </table:table-cell>
          <table:table-cell table:style-name="ce19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난민 시뮬레이션</text:p>
          </table:table-cell>
          <table:table-cell table:number-columns-repeated="2" table:style-name="ce19" office:value-type="string" calcext:value-type="string">
            <text:p>Hardtalk Studio</text:p>
          </table:table-cell>
          <table:table-cell table:style-name="ce26"/>
          <table:table-cell table:style-name="ce2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6180 the moon</text:p>
          </table:table-cell>
          <table:table-cell table:style-name="ce19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string" calcext:value-type="string">
            <text:p>2D, 퍼즐, 플랫폼</text:p>
          </table:table-cell>
          <table:table-cell table:style-name="ce19" office:value-type="string" calcext:value-type="string">
            <text:p>Turtle Cream, PokPoong Games</text:p>
          </table:table-cell>
          <table:table-cell table:style-name="ce19" office:value-type="string" calcext:value-type="string">
            <text:p>Turtle Cream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attery Samurai</text:p>
          </table:table-cell>
          <table:table-cell table:style-name="ce19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어드벤처</text:p>
          </table:table-cell>
          <table:table-cell table:number-columns-repeated="2" table:style-name="ce19" office:value-type="string" calcext:value-type="string">
            <text:p>Matthewston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1인칭 공포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eep Dark Dungeon</text:p>
          </table:table-cell>
          <table:table-cell table:style-name="ce19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로그라이트, 액션</text:p>
          </table:table-cell>
          <table:table-cell table:style-name="ce19" office:value-type="string" calcext:value-type="string">
            <text:p>GlassCats</text:p>
          </table:table-cell>
          <table:table-cell table:style-name="ce19" office:value-type="string" calcext:value-type="string">
            <text:p>GlassCat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</text:p>
          </table:table-cell>
          <table:table-cell table:style-name="ce19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Dungeon Warfare 2</text:p>
          </table:table-cell>
          <table:table-cell table:style-name="ce19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타워 디펜스</text:p>
          </table:table-cell>
          <table:table-cell table:number-columns-repeated="2" table:style-name="ce19" office:value-type="string" calcext:value-type="string">
            <text:p>Valsar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2D, 로그라이트, 횡스크롤 액션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퍼즐 RPG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For the Revenge</text:p>
          </table:table-cell>
          <table:table-cell table:style-name="ce19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액션, 어드벤처</text:p>
          </table:table-cell>
          <table:table-cell table:number-columns-repeated="2" table:style-name="ce19" office:value-type="string" calcext:value-type="string">
            <text:p>M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2D, 미스테리 어드벤처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 My MIND.</text:p>
          </table:table-cell>
          <table:table-cell table:style-name="ce19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슈팅</text:p>
          </table:table-cell>
          <table:table-cell table:style-name="ce19" office:value-type="string" calcext:value-type="string">
            <text:p>P.S.B (iNsOoL)</text:p>
          </table:table-cell>
          <table:table-cell table:style-name="ce19" office:value-type="string" calcext:value-type="string">
            <text:p>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Infinite Sunshine Dust</text:p>
          </table:table-cell>
          <table:table-cell table:style-name="ce19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공포, 어드벤처</text:p>
          </table:table-cell>
          <table:table-cell table:number-columns-repeated="2" table:style-name="ce19" office:value-type="string" calcext:value-type="string">
            <text:p>Kena MAKF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시뮬레이션, 어드벤처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도서관 배틀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괴물 관리, 로그라이트, 시뮬레이션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턴제, SRPG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oonlight thief</text:p>
          </table:table-cell>
          <table:table-cell table:style-name="ce19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탑뷰, 액션, 잠입, 추리</text:p>
          </table:table-cell>
          <table:table-cell table:number-columns-repeated="2" table:style-name="ce19" office:value-type="string" calcext:value-type="string">
            <text:p>Alpheratz*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생존, 기지건설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LUTONIUM</text:p>
          </table:table-cell>
          <table:table-cell table:style-name="ce19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2D, 어드벤처</text:p>
          </table:table-cell>
          <table:table-cell table:number-columns-repeated="2" table:style-name="ce19" office:value-type="string" calcext:value-type="string">
            <text:p>Ch.ZBK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PUBG: BATTLEGROUNDS</text:p>
          </table:table-cell>
          <table:table-cell table:style-name="ce19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string" calcext:value-type="string">
            <text:p>배틀로얄 건플레이</text:p>
          </table:table-cell>
          <table:table-cell table:number-columns-repeated="2"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ooms: The Main Building</text:p>
          </table:table-cell>
          <table:table-cell table:style-name="ce19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3" office:value-type="float" office:value="2014" calcext:value-type="float">
            <text:p>2014</text:p>
          </table:table-cell>
          <table:table-cell table:style-name="ce23" office:value-type="string" calcext:value-type="string">
            <text:p>퍼즐</text:p>
          </table:table-cell>
          <table:table-cell table:style-name="ce19" office:value-type="string" calcext:value-type="string">
            <text:p>HandMade Game</text:p>
          </table:table-cell>
          <table:table-cell table:style-name="ce19" office:value-type="string" calcext:value-type="string">
            <text:p>Zero Rock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OOMS: The Toymaker's Mansion</text:p>
          </table:table-cell>
          <table:table-cell table:style-name="ce19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HandMade Gam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퍼즐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Space God</text:p>
          </table:table-cell>
          <table:table-cell table:style-name="ce19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탑 다운 슈팅</text:p>
          </table:table-cell>
          <table:table-cell table:style-name="ce19" office:value-type="string" calcext:value-type="string">
            <text:p>Jellypig Games</text:p>
          </table:table-cell>
          <table:table-cell table:style-name="ce19" office:value-type="string" calcext:value-type="string">
            <text:p>Jellypig Games, PsychoFlux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턴 기반 생존 RPG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The Callisto Protocol™</text:p>
          </table:table-cell>
          <table:table-cell table:style-name="ce19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SF, 생존, 공포, 3인칭 슈팅</text:p>
          </table:table-cell>
          <table:table-cell table:style-name="ce19" office:value-type="string" calcext:value-type="string">
            <text:p>Striking Distance Studios</text:p>
          </table:table-cell>
          <table:table-cell table:style-name="ce19" office:value-type="string" calcext:value-type="string">
            <text:p>KRAFTON,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icce</text:p>
          </table:table-cell>
          <table:table-cell table:style-name="ce19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</text:p>
          </table:table-cell>
          <table:table-cell table:style-name="ce19" office:value-type="string" calcext:value-type="string">
            <text:p>Alpheratz*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78:list.C79" table:on-update-keep-styles="true" table:on-update-keep-size="false"/>
        <table:database-range table:name="__Anonymous_Sheet_DB__0" table:target-range-address="list.B2:list.H9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9">0000/00/00</text:date>, <text:time style:data-style-name="N2" text:time-value="00:18:22.01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09T00:21:27.890000000</dc:date>
    <meta:editing-duration>PT10H27M2S</meta:editing-duration>
    <meta:editing-cycles>239</meta:editing-cycles>
    <meta:document-statistic meta:table-count="1" meta:cell-count="73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